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break-before="page"/>
      <style:text-properties style:font-name="Times New Roman" fo:font-size="12pt" style:font-size-asian="12pt" style:font-name-complex="Times New Roman" style:font-size-complex="12pt"/>
    </style:style>
    <style:style style:name="P2" style:family="paragraph" style:parent-style-name="Normal">
      <style:text-properties style:font-name="Times New Roman" fo:font-size="14pt" style:font-size-asian="14pt" style:font-name-complex="Times New Roman" style:font-size-complex="14pt"/>
    </style:style>
    <style:style style:name="P3" style:family="paragraph" style:parent-style-name="Normal">
      <style:text-properties style:font-name="Times New Roman" fo:font-size="12pt" style:font-size-asian="12pt" style:font-name-complex="Times New Roman" style:font-size-complex="12pt"/>
    </style:style>
    <style:style style:name="P4" style:family="paragraph" style:parent-style-name="Normal">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Normal">
      <style:text-properties fo:font-size="26pt" fo:font-weight="bold" style:font-size-asian="26pt" style:font-weight-asian="bold" style:font-size-complex="26pt" style:font-weight-complex="bold"/>
    </style:style>
    <style:style style:name="P6" style:family="paragraph" style:parent-style-name="Normal">
      <style:paragraph-properties fo:margin-top="0cm" fo:margin-bottom="0.18cm"/>
      <style:text-properties style:font-name="Times New Roman" fo:font-size="12pt" style:font-size-asian="12pt" style:font-name-complex="Times New Roman" style:font-size-complex="12pt"/>
    </style:style>
    <style:style style:name="P7" style:family="paragraph" style:parent-style-name="Standard">
      <style:text-properties style:font-name="Times New Roman" fo:font-size="12pt" style:font-size-asian="12pt" style:font-name-complex="Times New Roman" style:font-size-complex="12pt"/>
    </style:style>
    <style:style style:name="P8" style:family="paragraph" style:parent-style-name="Standard">
      <style:text-properties fo:font-size="18pt" style:font-size-asian="18pt" style:font-size-complex="18pt"/>
    </style:style>
    <style:style style:name="P9" style:family="paragraph" style:parent-style-name="Standard">
      <style:text-properties fo:font-size="18pt" style:font-size-asian="18pt" style:font-size-complex="18pt"/>
    </style:style>
    <style:style style:name="P10" style:family="paragraph" style:parent-style-name="Normal" style:master-page-name="MPF0">
      <style:paragraph-properties fo:text-align="center" style:justify-single-word="false" style:page-number="auto" fo:break-before="page"/>
      <style:text-properties fo:font-size="48pt" fo:font-style="italic" fo:font-weight="bold" style:font-size-asian="48pt" style:font-style-asian="italic" style:font-weight-asian="bold" style:font-size-complex="48pt" style:font-style-complex="italic" style:font-weight-complex="bold"/>
    </style:style>
    <style:style style:name="P11" style:family="paragraph" style:parent-style-name="Normal">
      <style:text-properties style:font-name="Times New Roman" fo:font-size="18pt" fo:font-weight="bold" style:font-size-asian="18pt" style:font-weight-asian="bold" style:font-name-complex="Times New Roman" style:font-size-complex="18pt" style:font-weight-complex="bold"/>
    </style:style>
    <style:style style:name="P12" style:family="paragraph" style:parent-style-name="Normal">
      <style:paragraph-properties fo:break-before="page"/>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4pt" style:font-size-asian="14pt" style:font-name-complex="Times New Roman" style:font-size-complex="14pt"/>
    </style:style>
    <style:style style:name="T3"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ick Task</text:p>
      <text:p text:style-name="P5">Entrega de proyecto final</text:p>
      <text:p text:style-name="P2">Adalbertpo Baltazar Martinez Carrillo</text:p>
      <text:p text:style-name="P2">Alfredo de los Rios Carrizo</text:p>
      <text:p text:style-name="P2">Jon Iracheta Mozún</text:p>
      <text:p text:style-name="P12"/>
      <text:p text:style-name="P4"><text:soft-page-break/>Introducción.</text:p>
      <text:p text:style-name="P2"/>
      <text:p text:style-name="P3">Es una aplicación móvil que contiene el objetivo de facilitar la gestión de tickets o incidencias en un entorno empresarial o de soporte técnico. A través de la aplicación, los usuarios pueden crear, visualizar y administrar tickets relacionados con problemas, solicitudes o tareas que se necesiten ser abordados.</text:p>
      <text:p text:style-name="P3">La aplicación consta de varias pantallas principales:</text:p>
      <text:p text:style-name="P3">- Pantalla de inicio de sesión. Los usuarios deben de iniciar sesión en la aplicación con sus credenciales para acceder a las funciones principales.</text:p>
      <text:p text:style-name="P3">- Pantalla de lista de tickets: esta pantalla muestra un alista de tickets existentes. cada ticket en la lista proporciona detalles como el título, la prioridad , el tipo de incidencia , la fecha de creación, el departamento y la persona asignada. Los tickets se muestran en un RecycleView y se pueden desplazar verticalmente para ver mas tickets . Además , cada ticket tiene una serie de botones para realizar acciones como aceptar, marcar <text:s/>como pendiente, marcar resuelto o rechazar.</text:p>
      <text:p text:style-name="P3">- Pantalla de creación de tickets: Aquí, los usuarios pueden crear nuevos tickets. Pueden ingresar información como el título, la descripción, el tipo de incidencia, la prioridad y seleccionar el departamento y la persona asignada. Al hacer clic en el botón "Aceptar", se crea un nuevo ticket y se envía a través de una solicitud a una API REST para su procesamiento y almacenamiento.</text:p>
      <text:p text:style-name="P3">- Otras pantallas: Según el flujo de la aplicación, la pantalla de detalles de un ticket individual, donde se muestra información más detallada sobre un ticket específico.</text:p>
      <text:p text:style-name="P3">En términos de funcionalidad, los usuarios pueden:</text:p>
      <text:p text:style-name="P3">Iniciar sesión con sus credenciales.</text:p>
      <text:p text:style-name="P3">Ver una lista de tickets existentes.</text:p>
      <text:p text:style-name="P3">Crear nuevos tickets con información detallada.</text:p>
      <text:p text:style-name="P3">Realizar acciones en los tickets, como aceptar, marcar como pendiente, marcar como resuelto o rechazar.</text:p>
      <text:p text:style-name="P3"><text:soft-page-break/>Enviar y recibir datos a través de una API REST para almacenamiento y procesamiento.</text:p>
      <text:p text:style-name="P3"/>
      <text:p text:style-name="P3"/>
      <text:p text:style-name="P3"/>
      <text:p text:style-name="P3"/>
      <text:p text:style-name="P3"/>
      <text:p text:style-name="P3"/>
      <text:p text:style-name="P3"/>
      <text:p text:style-name="P4">Módulos Formativos Aplicados en el TFG </text:p>
      <text:p text:style-name="P3">Durante el desarrollo del proyecto se ha realizado un número de módulos que se han aplicado al proyecto,</text:p>
      <text:p text:style-name="P3">Desarrollo de aplicaciones móviles:</text:p>
      <text:p text:style-name="P3">En el que se ha utilizado para poder realizar y desarrollar la aplicación utilizando la plataforma para Android, en este caso Android Studio, para poder realizar el diseño de las interfaces en la que se ha implementado la integración de servicios y APIS en a aplicación móvil,</text:p>
      <text:p text:style-name="P3">Programación:</text:p>
      <text:p text:style-name="P3">Para poder realizar la lógica de la aplicación, programanda en el lenguaje de java, para realizar dichas interacciones del usuario, y se ejecute dichas interacciones que el usuario pide.</text:p>
      <text:p text:style-name="P3">Para desarrollar el servidor nos hemos decantado por desarrollarlo en Python utilizado el framework FastApi.</text:p>
      <text:p text:style-name="P3">Lenguaje de Marcas:</text:p>
      <text:p text:style-name="P3"><text:soft-page-break/>En la que para trabajar en Android Studio se ha trabajado con otro tipos de lenguaje como la interfaz de la aplicación, en Android Studio se realiza una serie de archivos XML para poder dar forma y diseñar la aplicación según la queriamos realizar. </text:p>
      <text:p text:style-name="P3">Además para la comunicación entre la aplicación y el rest api hemos utilizado el formado JSON para la comunicación entre la aplicación android y el Rest API.</text:p>
      <text:p text:style-name="P3">Base de Datos:</text:p>
      <text:p text:style-name="P3">Para almacenar los datos nos hemos elegido la base de datos Firebase de Google. En está base de datos </text:p>
      <text:p text:style-name="P3">Entorno de Desarrollo:</text:p>
      <text:p text:style-name="P3">La herramienta que se ha utilizado para el control de versiones es Git Hub, en la que se ha trabajado de manera simultánea y así trabajar de manera en la que se ha podido ver las actualizaciones y modificaciones que se han hecho. </text:p>
      <text:p text:style-name="P3">Los IDE que hemos utilizado son Visual Studio, para desarrollar la parte del servidor, y Android Studio para la aplicación Android.</text:p>
      <text:p text:style-name="P3"/>
      <text:p text:style-name="P3"/>
      <text:p text:style-name="P3"/>
      <text:p text:style-name="P3"/>
      <text:p text:style-name="P3"/>
      <text:p text:style-name="P3"/>
      <text:p text:style-name="P3"/>
      <text:p text:style-name="P3"/>
      <text:p text:style-name="P3"/>
      <text:p text:style-name="P2">Herramientas utilizadas</text:p>
      <text:p text:style-name="P2"/>
      <text:p text:style-name="P3"><text:soft-page-break/>Se ha utilizado Justinmind es una herramienta de creación de prototipos de UI/UX que proporciona funciones tales como plantillas inteligentes, diseño adaptable, condiciones para interacciones de eventos. Se ha utilizado para poder obtener un diseño e interacciones antes de poder trabajar directamente en Android. Y saber cuál sería el diseño.</text:p>
      <text:p text:style-name="P3">De esta manera se tendría claro cuales serían las funcionalidades de cada elemento de la aplicación y principalmente el diseño.</text:p>
      <text:p text:style-name="Normal"><text:span text:style-name="Fuente_20_de_20_párrafo_20_predeter."><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isual Studio Code</text:p>
      <text:p text:style-name="P3">Dicha herramienta es un editor de código fuente desarrollado por Microsoft para</text:p>
      <text:p text:style-name="P3">Windows, Linux y macOS. Incluye soporte para la depuración, control integrado de Git,</text:p>
      <text:p text:style-name="P3"><text:soft-page-break/>resaltado de sintaxis, finalización inteligente de código, fragmentos y refactorización de</text:p>
      <text:p text:style-name="P3">código. También es personalizable, por lo que los usuarios pueden cambiar el tema del</text:p>
      <text:p text:style-name="P3">editor, los atajos de teclado y las preferencias.</text:p>
      <text:p text:style-name="Normal"><text:span text:style-name="Fuente_20_de_20_párrafo_20_predeter."><text:span text:style-name="T1"/></text:span></text:p>
      <text:p text:style-name="P3"/>
      <text:p text:style-name="P2">GitHub </text:p>
      <text:p text:style-name="P3">GitHub es una forja (plataforma de desarrollo colaborativo) para alojar proyectos</text:p>
      <text:p text:style-name="P3">utilizando el sistema de control de versiones Git. Se utiliza principalmente para la</text:p>
      <text:p text:style-name="P3">creación de código fuente de programas de ordenador.</text:p>
      <text:p text:style-name="Normal"><text:span text:style-name="Fuente_20_de_20_párrafo_20_predeter."><text:span text:style-name="T1"/></text:span></text:p>
      <text:p text:style-name="P2">Android Studio </text:p>
      <text:p text:style-name="P2"/>
      <text:p text:style-name="Normal"><text:span text:style-name="Fuente_20_de_20_párrafo_20_predeter."><text:span text:style-name="T2">E</text:span></text:span><text:span text:style-name="Fuente_20_de_20_párrafo_20_predeter."><text:span text:style-name="T1">n Android estudio es donde se ha realizado el proyecto tanto las funcionalidades como el desarrollo de dicha aplicación.</text:span></text:span></text:p>
      <text:p text:style-name="Normal"><text:span text:style-name="Fuente_20_de_20_párrafo_20_predeter."><text:span text:style-name="T1">Con el diseño de cada elemento y cada página, como la lógica del proyecto y que cada elemento como los botones, lo textos, contadores, formularios… <text:s/>tenga una funcionalidad propia pata ejecutar una tarea distinta ya sea crear un ticket, botón de perfil, cerrar ventana etc..</text:span></text:span></text:p>
      <text:p text:style-name="Normal"><text:span text:style-name="Fuente_20_de_20_párrafo_20_predeter."><text:span text:style-name="T1"/></text:span></text:p>
      <text:p text:style-name="P1"/>
      <text:p text:style-name="P4">Componentes del grupo</text:p>
      <text:p text:style-name="P2">Adalbertpo Baltazar Martinez Carrillo</text:p>
      <text:p text:style-name="P2">Alfredo de los Rios Carrizo</text:p>
      <text:p text:style-name="P2">Jon Iracheta Mozún</text:p>
      <text:p text:style-name="P2"/>
      <text:p text:style-name="P2"/>
      <text:p text:style-name="P4">Fases del Proyecto</text:p>
      <text:p text:style-name="P2"/>
      <text:p text:style-name="P3">Fase de Inicio:</text:p>
      <text:p text:style-name="P6">Inicialmente tuvimos varias reuniones para ver la temática de la aplicación a entregar. Finamente presentamos <text:s/>una aplicación de ticketing en Android.</text:p>
      <text:p text:style-name="P3"/>
      <text:p text:style-name="P3">Fase de Planificación:</text:p>
      <text:p text:style-name="P3">En esta fase, establecimos las tareas que tendriamos cada componente del grupo, Adalberto se encargó del desarrollo de la aplicación Android. Y aAlfredo del desarrollo de la base de datos y del rest api.</text:p>
      <text:p text:style-name="P3"/>
      <text:p text:style-name="P3">Fase de Ejecución:</text:p>
      <text:p text:style-name="P3">Durante esta fase, fuimos implementado la solución. Inicialmente el Rest API se iba a implementar en spring-boot, pero nos surgieron bastantes problemas con las dependencias, decidiendo cambiar de marco de trabajo y pasar a Python con el framework FastAPI, además decidimos implementarlo en un docker. Al terminar Alfredo el Rest API apoyo a Adaberto en el desarrollo del retrofit de la aplicación.</text:p>
      <text:p text:style-name="P3"><text:soft-page-break/></text:p>
      <text:p text:style-name="P3">Referencias</text:p>
      <text:p text:style-name="P8">fastapi: </text:p>
      <text:p text:style-name="Standard"><text:span text:style-name="T3"><text:tab/>- </text:span>https://fastapi.tiangolo.com</text:p>
      <text:p text:style-name="P8">retrofit:</text:p>
      <text:p text:style-name="Standard"><text:tab/>- <text:a xlink:type="simple" xlink:href="http://trucosandroidstudio.blogspot.com/2015/06/como-escoger-que-activity-lanzar-como.html" text:style-name="Internet_20_link" text:visited-style-name="Visited_20_Internet_20_Link">http://trucosandroidstudio.blogspot.com/2015/06/como-escoger-que-activity-lanzar-como.html</text:a></text:p>
      <text:p text:style-name="Standard"><text:tab/>- <text:a xlink:type="simple" xlink:href="https://ed.team/blog/como-consumir-una-api-rest-desde-android" text:style-name="Internet_20_link" text:visited-style-name="Visited_20_Internet_20_Link">https://ed.team/blog/como-consumir-una-api-rest-desde-android</text:a></text:p>
      <text:p text:style-name="P8">firebase:</text:p>
      <text:p text:style-name="Standard"><text:tab/>- https://cloud.google.com/firestore/docs/query-data/get-data?hl=es-419#python_2</text:p>
      <text:p text:style-name="P7"><text:tab/>- https://cloud.google.com/firestore/docs/manage-data/add-data?hl=es-419</text:p>
      <text:p text:style-name="P3"/>
      <text:p text:style-name="P3"/>
      <text:p text:style-name="P3"/>
      <text:p text:style-name="P3"/>
      <text:p text:style-name="P3"/>
      <text:p text:style-name="P2"/>
      <text:p text:style-name="P1"/>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a0" draw:style="linear" draw:start-color="#88acbb" draw:end-color="#394a61" draw:start-intensity="100%" draw:end-intensity="100%" draw:angle="3480" draw:border="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706cm" fo:margin-bottom="0.071cm" fo:line-height="100%" fo:keep-together="always" fo:hyphenation-ladder-count="no-limit" fo:keep-with-next="always"/>
      <style:text-properties fo:color="#1f3864" style:font-name="Calibri Light" fo:font-size="18pt" style:font-name-asian="Times New Roman" style:font-size-asian="18pt" style:font-name-complex="Times New Roman" style:font-size-complex="18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line-height="100%"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line-height="100%" fo:keep-together="always" fo:hyphenation-ladder-count="no-limit" fo:keep-with-next="always"/>
      <style:text-properties fo:color="#2f5496" style:font-name="Calibri Light" fo:font-size="14pt" style:font-name-asian="Times New Roman" style:font-size-asian="14pt" style:font-name-complex="Times New Roman" style:font-size-complex="14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ize="12pt" style:font-name-asian="Times New Roman" style:font-size-asian="12pt" style:font-name-complex="Times New Roman" style:font-size-complex="12pt"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071cm" fo:margin-bottom="0cm" fo:keep-together="always" fo:hyphenation-ladder-count="no-limit" fo:keep-with-next="always"/>
      <style:text-properties fo:text-transform="uppercase" fo:color="#2f5496" style:font-name="Calibri Light" style:font-name-asian="Times New Roman" style:font-name-complex="Times New Roman"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text-transform="uppercase" fo:color="#1f3864" style:font-name="Calibri Light" fo:font-style="italic" style:font-name-asian="Times New Roman" style:font-style-asian="italic" style:font-name-complex="Times New Roman"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1f3864" style:font-name="Calibri Light" fo:font-weight="bold" style:font-name-asian="Times New Roman" style:font-weight-asian="bold" style:font-name-complex="Times New Roman"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1f3864" style:font-name="Calibri Light" fo:font-style="italic" fo:font-weight="bold" style:font-name-asian="Times New Roman" style:font-style-asian="italic" style:font-weight-asian="bold" style:font-name-complex="Times New Roman"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1f3864"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ent-style-name="Heading_20_1">
      <style:paragraph-properties fo:hyphenation-ladder-count="no-limit"/>
      <style:text-properties fo:hyphenate="false" fo:hyphenation-remain-char-count="0" fo:hyphenation-push-char-count="0"/>
    </style:style>
    <style:style style:name="Sin_20_espaciado" style:display-name="Sin espaciado" style:family="paragraph">
      <style:paragraph-properties fo:margin-top="0cm" fo:margin-bottom="0cm" fo:line-height="100%" fo:hyphenation-ladder-count="no-limit"/>
      <style:text-properties fo:hyphenate="false" fo:hyphenation-remain-char-count="0" fo:hyphenation-push-char-count="0"/>
    </style:style>
    <style:style style:name="Descripción" style:family="paragraph" style:parent-style-name="Normal" style:next-style-name="Normal">
      <style:paragraph-properties fo:line-height="100%" fo:hyphenation-ladder-count="no-limit"/>
      <style:text-properties fo:font-variant="small-caps" fo:color="#44546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85%" fo:hyphenation-ladder-count="no-limit"/>
      <style:text-properties fo:text-transform="uppercase" fo:color="#44546a" style:font-name="Calibri Light" fo:font-size="36pt" fo:letter-spacing="-0.026cm" style:font-name-asian="Times New Roman" style:font-size-asian="36pt" style:font-name-complex="Times New Roman" style:font-size-complex="36pt" fo:hyphenate="false" fo:hyphenation-remain-char-count="0" fo:hyphenation-push-char-count="0"/>
    </style:style>
    <style:style style:name="Subtitle" style:family="paragraph" style:parent-style-name="Normal" style:next-style-name="Normal" style:class="chapter">
      <style:paragraph-properties fo:margin-top="0cm" fo:margin-bottom="0.423cm" fo:line-height="100%" fo:hyphenation-ladder-count="no-limit"/>
      <style:text-properties fo:color="#4472c4" style:font-name="Calibri Light" fo:font-size="14pt" style:font-name-asian="Times New Roman" style:font-size-asian="14pt" style:font-name-complex="Times New Roman" style:font-size-complex="14pt" fo:hyphenate="false" fo:hyphenation-remain-char-count="0" fo:hyphenation-push-char-count="0"/>
    </style:style>
    <style:style style:name="Quotations" style:family="paragraph" style:parent-style-name="Normal" style:next-style-name="Normal" style:class="html">
      <style:paragraph-properties fo:margin-left="1.27cm" fo:margin-right="0cm" fo:margin-top="0.212cm" fo:margin-bottom="0.212cm" fo:hyphenation-ladder-count="no-limit" fo:text-indent="0cm" style:auto-text-indent="false">
        <style:tab-stops/>
      </style:paragraph-properties>
      <style:text-properties fo:color="#44546a" fo:font-size="12pt" style:font-size-asian="12pt" style:font-size-complex="12pt" fo:hyphenate="false" fo:hyphenation-remain-char-count="0" fo:hyphenation-push-char-count="0"/>
    </style:style>
    <style:style style:name="Cita_20_destacada" style:display-name="Cita destacada" style:family="paragraph" style:parent-style-name="Normal" style:next-style-name="Normal">
      <style:paragraph-properties fo:margin-left="1.27cm" fo:margin-right="0cm" fo:margin-top="0.176cm" fo:margin-bottom="0.423cm" fo:line-height="100%" fo:text-align="center" style:justify-single-word="false" fo:hyphenation-ladder-count="no-limit" fo:text-indent="0cm" style:auto-text-indent="false">
        <style:tab-stops/>
      </style:paragraph-properties>
      <style:text-properties fo:color="#44546a" style:font-name="Calibri Light" fo:font-size="16pt" fo:letter-spacing="-0.011cm" style:font-name-asian="Times New Roman" style:font-size-asian="16pt" style:font-name-complex="Times New Roman" style:font-size-complex="16pt" fo:hyphenate="false" fo:hyphenation-remain-char-count="0" fo:hyphenation-push-char-count="0"/>
    </style:style>
    <style:style style:name="Título_20_TDC" style:display-name="Título TDC" style:family="paragraph" style:parent-style-name="Título_20_1" style:next-style-name="Normal" style:default-outline-level="" style:list-style-name="">
      <style:paragraph-properties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Sin_20_espaciado_20_Car" style:display-name="Sin espaciado Car" style:family="text" style:parent-style-name="Fuente_20_de_20_párrafo_20_predeter."/>
    <style:style style:name="Título_20_1_20_Car" style:display-name="Título 1 Car" style:family="text" style:parent-style-name="Fuente_20_de_20_párrafo_20_predeter.">
      <style:text-properties fo:color="#1f3864" style:font-name="Calibri Light" fo:font-size="18pt" style:font-name-asian="Times New Roman" style:font-size-asian="18pt" style:font-name-complex="Times New Roman" style:font-size-complex="18pt"/>
    </style:style>
    <style:style style:name="Título_20_2_20_Car" style:display-name="Título 2 Car" style:family="text" style:parent-style-name="Fuente_20_de_20_párrafo_20_predeter.">
      <style:text-properties fo:color="#2f5496" style:font-name="Calibri Light" fo:font-size="16pt" style:font-name-asian="Times New Roman" style:font-size-asian="16pt" style:font-name-complex="Times New Roman" style:font-size-complex="16pt"/>
    </style:style>
    <style:style style:name="Título_20_3_20_Car" style:display-name="Título 3 Car" style:family="text" style:parent-style-name="Fuente_20_de_20_párrafo_20_predeter.">
      <style:text-properties fo:color="#2f5496" style:font-name="Calibri Light" fo:font-size="14pt" style:font-name-asian="Times New Roman" style:font-size-asian="14pt" style:font-name-complex="Times New Roman" style:font-size-complex="14pt"/>
    </style:style>
    <style:style style:name="Título_20_4_20_Car" style:display-name="Título 4 Car" style:family="text" style:parent-style-name="Fuente_20_de_20_párrafo_20_predeter.">
      <style:text-properties fo:color="#2f5496" style:font-name="Calibri Light" fo:font-size="12pt" style:font-name-asian="Times New Roman" style:font-size-asian="12pt" style:font-name-complex="Times New Roman" style:font-size-complex="12pt"/>
    </style:style>
    <style:style style:name="Título_20_5_20_Car" style:display-name="Título 5 Car" style:family="text" style:parent-style-name="Fuente_20_de_20_párrafo_20_predeter.">
      <style:text-properties fo:text-transform="uppercase" fo:color="#2f5496" style:font-name="Calibri Light" style:font-name-asian="Times New Roman" style:font-name-complex="Times New Roman"/>
    </style:style>
    <style:style style:name="Título_20_6_20_Car" style:display-name="Título 6 Car" style:family="text" style:parent-style-name="Fuente_20_de_20_párrafo_20_predeter.">
      <style:text-properties fo:text-transform="uppercase" fo:color="#1f3864" style:font-name="Calibri Light" fo:font-style="italic" style:font-name-asian="Times New Roman" style:font-style-asian="italic" style:font-name-complex="Times New Roman" style:font-style-complex="italic"/>
    </style:style>
    <style:style style:name="Título_20_7_20_Car" style:display-name="Título 7 Car" style:family="text" style:parent-style-name="Fuente_20_de_20_párrafo_20_predeter.">
      <style:text-properties fo:color="#1f3864" style:font-name="Calibri Light" fo:font-weight="bold" style:font-name-asian="Times New Roman" style:font-weight-asian="bold" style:font-name-complex="Times New Roman" style:font-weight-complex="bold"/>
    </style:style>
    <style:style style:name="Título_20_8_20_Car" style:display-name="Título 8 Car" style:family="text" style:parent-style-name="Fuente_20_de_20_párrafo_20_predeter.">
      <style:text-properties fo:color="#1f3864" style:font-name="Calibri Light" fo:font-style="italic" fo:font-weight="bold" style:font-name-asian="Times New Roman" style:font-style-asian="italic" style:font-weight-asian="bold" style:font-name-complex="Times New Roman" style:font-style-complex="italic" style:font-weight-complex="bold"/>
    </style:style>
    <style:style style:name="Título_20_9_20_Car" style:display-name="Título 9 Car" style:family="text" style:parent-style-name="Fuente_20_de_20_párrafo_20_predeter.">
      <style:text-properties fo:color="#1f3864" style:font-name="Calibri Light" fo:font-style="italic" style:font-name-asian="Times New Roman" style:font-style-asian="italic" style:font-name-complex="Times New Roman" style:font-style-complex="italic"/>
    </style:style>
    <style:style style:name="Título_20_Car" style:display-name="Título Car" style:family="text" style:parent-style-name="Fuente_20_de_20_párrafo_20_predeter.">
      <style:text-properties fo:text-transform="uppercase" fo:color="#44546a" style:font-name="Calibri Light" fo:font-size="36pt" fo:letter-spacing="-0.026cm" style:font-name-asian="Times New Roman" style:font-size-asian="36pt" style:font-name-complex="Times New Roman" style:font-size-complex="36pt"/>
    </style:style>
    <style:style style:name="Subtítulo_20_Car" style:display-name="Subtítulo Car" style:family="text" style:parent-style-name="Fuente_20_de_20_párrafo_20_predeter.">
      <style:text-properties fo:color="#4472c4" style:font-name="Calibri Light" fo:font-size="14pt" style:font-name-asian="Times New Roman" style:font-size-asian="14pt" style:font-name-complex="Times New Roman" style:font-size-complex="14pt"/>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Cita_20_Car" style:display-name="Cita Car" style:family="text" style:parent-style-name="Fuente_20_de_20_párrafo_20_predeter.">
      <style:text-properties fo:color="#44546a" fo:font-size="12pt" style:font-size-asian="12pt" style:font-size-complex="12pt"/>
    </style:style>
    <style:style style:name="Cita_20_destacada_20_Car" style:display-name="Cita destacada Car" style:family="text" style:parent-style-name="Fuente_20_de_20_párrafo_20_predeter.">
      <style:text-properties fo:color="#44546a" style:font-name="Calibri Light" fo:font-size="16pt" fo:letter-spacing="-0.011cm" style:font-name-asian="Times New Roman" style:font-size-asian="16pt" style:font-name-complex="Times New Roman" style:font-size-complex="16pt"/>
    </style:style>
    <style:style style:name="Énfasis_20_sutil" style:display-name="Énfasis sutil" style:family="text" style:parent-style-name="Fuente_20_de_20_párrafo_20_predeter.">
      <style:text-properties fo:color="#595959" fo:font-style="italic" style:font-style-asian="italic" style:font-style-complex="italic"/>
    </style:style>
    <style:style style:name="Énfasis_20_intenso" style:display-name="Énfasis intenso" style:family="text" style:parent-style-name="Fuente_20_de_20_párrafo_20_predeter.">
      <style:text-properties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595959" style:text-underline-style="none"/>
    </style:style>
    <style:style style:name="Referencia_20_intensa" style:display-name="Referencia intensa" style:family="text" style:parent-style-name="Fuente_20_de_20_párrafo_20_predeter.">
      <style:text-properties fo:font-variant="small-caps" fo:color="#44546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18cm"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Symbol"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
    <dc:description/>
    <dc:subject/>
    <meta:initial-creator>Adalberto Baltazar Martinez Carrillo</meta:initial-creator>
    <dc:creator>Alfredo de los Rios</dc:creator>
    <meta:creation-date>2023-06-01T23:05:00Z</meta:creation-date>
    <dc:date>2023-06-02T15:57:29.94</dc:date>
    <meta:editing-cycles>3</meta:editing-cycles>
    <meta:editing-duration>PT3H20M54S</meta:editing-duration>
    <meta:document-statistic meta:table-count="0" meta:image-count="0" meta:object-count="0" meta:page-count="10" meta:paragraph-count="69" meta:word-count="995" meta:character-count="6564"/>
    <meta:template xlink:type="simple" xlink:actuate="onRequest" xlink:title="" xlink:href="Normal.dotm"/>
  </office:meta>
</office:document-meta>
</file>